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6.0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LucidaGrande" fo:font-size="10pt" style:font-name-asian="LucidaGrande" style:font-size-asian="10pt" style:font-name-complex="LucidaGrande" style:font-size-complex="10pt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LucidaGrande" fo:font-size="15pt" style:font-name-asian="LucidaGrande" style:font-size-asian="15pt" style:font-name-complex="LucidaGrande" style:font-size-complex="15pt"/>
    </style:style>
    <style:style style:name="P4" style:family="paragraph" style:parent-style-name="Standard" style:list-style-name="">
      <style:paragraph-properties style:text-autospace="none"/>
      <style:text-properties style:use-window-font-color="true" style:font-name="LucidaGrande" fo:font-size="20pt" style:font-name-asian="LucidaGrande" style:font-size-asian="20pt" style:font-name-complex="LucidaGrande" style:font-size-complex="20pt"/>
    </style:style>
    <style:style style:name="P5" style:family="paragraph" style:parent-style-name="Standard" style:list-style-name="">
      <style:paragraph-properties style:text-autospace="none"/>
      <style:text-properties style:use-window-font-color="true" style:font-name="Georgia" fo:font-size="10pt" style:font-name-asian="Georgia" style:font-size-asian="10pt" style:font-name-complex="Georgia" style:font-size-complex="10pt"/>
    </style:style>
    <style:style style:name="P6" style:family="paragraph" style:parent-style-name="Standard" style:list-style-name="">
      <style:paragraph-properties style:text-autospace="none"/>
      <style:text-properties style:use-window-font-color="true" style:font-name="Georgia" fo:font-size="20pt" style:font-name-asian="Georgia" style:font-size-asian="20pt" style:font-name-complex="Georgia" style:font-size-complex="20pt"/>
    </style:style>
    <style:style style:name="T1" style:family="text">
      <style:text-properties fo:color="#333333" style:font-name="LucidaGrande" fo:font-size="10pt" fo:font-weight="bold" style:font-name-asian="LucidaGrande" style:font-size-asian="10pt" style:font-weight-asian="bold" style:font-name-complex="LucidaGrande" style:font-size-complex="10pt" style:font-weight-complex="bold"/>
    </style:style>
    <style:style style:name="T2" style:family="text">
      <style:text-properties fo:color="#333333" style:font-name="LucidaGrande" fo:font-size="9pt" style:font-name-asian="LucidaGrande" style:font-size-asian="9pt" style:font-name-complex="LucidaGrande" style:font-size-complex="9pt"/>
    </style:style>
    <style:style style:name="T3" style:family="text">
      <style:text-properties fo:color="#333333" style:font-name="LucidaGrande" fo:font-weight="bold" style:font-name-asian="LucidaGrande" style:font-weight-asian="bold" style:font-name-complex="LucidaGrande" style:font-weight-complex="bold"/>
    </style:style>
    <style:style style:name="T4" style:family="text">
      <style:text-properties fo:color="#333333" style:font-name="LucidaGrande" fo:font-size="15pt" fo:font-weight="bold" style:font-name-asian="LucidaGrande" style:font-size-asian="15pt" style:font-weight-asian="bold" style:font-name-complex="LucidaGrande" style:font-size-complex="15pt" style:font-weight-complex="bold"/>
    </style:style>
    <style:style style:name="T5" style:family="text">
      <style:text-properties fo:color="#333333" style:font-name="LucidaGrande" fo:font-size="20pt" fo:font-weight="bold" style:font-name-asian="LucidaGrande" style:font-size-asian="20pt" style:font-weight-asian="bold" style:font-name-complex="LucidaGrande" style:font-size-complex="20pt" style:font-weight-complex="bold"/>
    </style:style>
    <style:style style:name="T6" style:family="text">
      <style:text-properties fo:color="#333333" style:font-name="LucidaGrande" fo:font-size="22pt" fo:font-weight="bold" style:font-name-asian="LucidaGrande" style:font-size-asian="22pt" style:font-weight-asian="bold" style:font-name-complex="LucidaGrande" style:font-size-complex="22pt" style:font-weight-complex="bold"/>
    </style:style>
    <style:style style:name="T7" style:family="text">
      <style:text-properties fo:color="#333333" style:font-name="LucidaGrande" fo:font-size="24pt" fo:font-weight="bold" style:font-name-asian="LucidaGrande" style:font-size-asian="24pt" style:font-weight-asian="bold" style:font-name-complex="LucidaGrande" style:font-size-complex="24pt" style:font-weight-complex="bold"/>
    </style:style>
    <style:style style:name="T8" style:family="text">
      <style:text-properties style:use-window-font-color="true" style:font-name="LucidaGrande" fo:font-size="10pt" style:font-name-asian="LucidaGrande" style:font-size-asian="10pt" style:font-name-complex="LucidaGrande" style:font-size-complex="10pt"/>
    </style:style>
    <style:style style:name="T9" style:family="text">
      <style:text-properties fo:color="#00349b" style:font-name="LucidaGrande" fo:font-size="10pt" fo:font-weight="bold" style:font-name-asian="LucidaGrande" style:font-size-asian="10pt" style:font-weight-asian="bold" style:font-name-complex="LucidaGrande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epicurious.com/recipes/food/views/Fudgy-Toffee-Brownies-105180"><text:span text:style-name="T7">Fudgy Toffee Brownies 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Yield: Makes 16</text:p>
            <text:p text:style-name="P5"/>
            <text:p text:style-name="P6">2 cups semisweet chocolate chips (about 12 ounces)</text:p>
            <text:p text:style-name="P6">3/4 cup (1 1/2 sticks) unsalted butter, cut into 1-inch pieces</text:p>
            <text:p text:style-name="P6">5 ounces unsweetened chocolate, chopped</text:p>
            <text:p text:style-name="P6">1 3/4 cups sugar</text:p>
            <text:p text:style-name="P6">4 large eggs</text:p>
            <text:p text:style-name="P6">3/4 cup all purpose flour</text:p>
            <text:p text:style-name="P6">1 1/4 cups English toffee bits</text:p>
            <text:p text:style-name="P6">2/3 cup whipping cream</text:p>
            <text:p text:style-name="P6">3/4 cup whole almonds (about 3 1/2 ounces), toasted, coarsely chopped</text:p>
            <text:p text:style-name="P4"/>
            <text:p text:style-name="P4">Preheat oven to 350°F. Line 9x9x2-inch metal pan with foil, leaving overhang. Butter foil. Combine 1 cup chocolate chips, butter, and 4 ounces unsweetened chocolate in heavy large saucepan. Stir over low heat until chocolates melt and mixture is smooth. Remove from heat. Whisk in sugar, then eggs and flour. Whisk in 1 cup toffee bits. Pour batter into prepared pan.</text:p>
            <text:p text:style-name="P4">Bake brownies until tester inserted into center comes out with moist crumbs attached, about 45 minutes. Cool brownies 15 minutes. </text:p>
            <text:p text:style-name="P4"><text:soft-page-break/>Using metal spatula, press down brownie edges to level top.</text:p>
            <text:p text:style-name="P4">Bring cream to simmer in heavy small saucepan. Add remaining 1 cup chocolate chips and 1 ounce unsweetened chocolate; whisk topping until smooth. Pour topping over brownies in pan. Sprinkle with almonds and 1/4 cup toffee bits. Chill brownies until cold, at least 2 hours and up to 1 day.</text:p>
            <text:p text:style-name="P4">Using foil overhang as aid, lift brownies from pan. Fold down foil sides. Cut into 16 squares and serve cold.</text:p>
          </table:table-cell>
        </table:table-row>
      </table:table>
      <text:p text:style-name="P2"/>
      <text:p text:style-name="P2"/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Grande" svg:font-family="LucidaGrande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2-12-31T00:52:52</meta:creation-date>
    <meta:document-statistic meta:table-count="1" meta:image-count="0" meta:object-count="0" meta:page-count="2" meta:paragraph-count="16" meta:word-count="224" meta:character-count="1315"/>
    <dc:date>2012-12-31T00:56:17</dc:date>
    <dc:creator>Robert Houk</dc:creator>
    <meta:editing-duration>PT00H03M27S</meta:editing-duration>
    <meta:editing-cycles>1</meta:editing-cycles>
    <meta:generator>OpenOffice.org/3.2$Unix OpenOffice.org_project/320m18$Build-9502</meta:generator>
  </office:meta>
</office:document-meta>
</file>